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fo:language="cs" fo:country="CZ"/>
    </style:style>
    <style:style style:name="P2" style:family="paragraph" style:parent-style-name="Text_20_body">
      <style:text-properties fo:language="cs" fo:country="CZ" officeooo:rsid="0006a0ac" officeooo:paragraph-rsid="0006a0ac"/>
    </style:style>
    <style:style style:name="P3" style:family="paragraph" style:parent-style-name="Text_20_body">
      <style:text-properties style:font-name="Liberation Sans" fo:font-size="12pt" fo:language="cs" fo:country="CZ" officeooo:rsid="00058fba" officeooo:paragraph-rsid="00058fba" style:font-size-asian="12pt" style:font-size-complex="12pt"/>
    </style:style>
    <style:style style:name="P4" style:family="paragraph" style:parent-style-name="Text_20_body">
      <style:text-properties style:font-name="Liberation Sans" fo:font-size="12pt" fo:language="cs" fo:country="CZ" officeooo:rsid="0006a0ac" officeooo:paragraph-rsid="0006a0ac" style:font-size-asian="12pt" style:font-size-complex="12pt"/>
    </style:style>
    <style:style style:name="P5" style:family="paragraph" style:parent-style-name="Text_20_body">
      <style:text-properties style:font-name="Liberation Sans" fo:font-size="12pt" fo:language="cs" fo:country="CZ" officeooo:paragraph-rsid="0006a0ac" style:font-size-asian="12pt" style:font-size-complex="12pt"/>
    </style:style>
    <style:style style:name="P6" style:family="paragraph" style:parent-style-name="Text_20_body">
      <style:text-properties style:font-name="Liberation Sans" fo:font-size="12pt" fo:language="cs" fo:country="CZ" officeooo:rsid="000858f8" officeooo:paragraph-rsid="000858f8" style:font-size-asian="12pt" style:font-size-complex="12pt"/>
    </style:style>
    <style:style style:name="P7" style:family="paragraph" style:parent-style-name="Heading_20_2">
      <style:text-properties fo:language="cs" fo:country="CZ" officeooo:paragraph-rsid="00058fba"/>
    </style:style>
    <style:style style:name="P8" style:family="paragraph" style:parent-style-name="Heading_20_2">
      <style:text-properties fo:language="cs" fo:country="CZ" officeooo:rsid="00058fba" officeooo:paragraph-rsid="00058fba"/>
    </style:style>
    <style:style style:name="P9" style:family="paragraph" style:parent-style-name="Standard">
      <style:paragraph-properties style:line-height-at-least="0.198in" fo:text-align="start" style:justify-single-word="false"/>
      <style:text-properties officeooo:paragraph-rsid="0017c271"/>
    </style:style>
    <style:style style:name="P10" style:family="paragraph" style:parent-style-name="Standard">
      <style:paragraph-properties style:line-height-at-least="0.198in"/>
      <style:text-properties fo:color="#000000" loext:opacity="100%" style:font-name="Liberation Sans" fo:font-size="12pt" fo:font-weight="normal" fo:background-color="#ffffff" style:font-size-asian="12pt" style:font-size-complex="12pt"/>
    </style:style>
    <style:style style:name="P11" style:family="paragraph" style:parent-style-name="Standard">
      <style:paragraph-properties style:line-height-at-least="0.198in" fo:text-align="start" style:justify-single-word="false"/>
      <style:text-properties fo:color="#000000" loext:opacity="100%" style:font-name="Liberation Sans" fo:font-size="12pt" fo:language="cs" fo:country="CZ" fo:background-color="#ffffff" style:font-size-asian="12pt" style:font-size-complex="12pt"/>
    </style:style>
    <style:style style:name="P12" style:family="paragraph" style:parent-style-name="Standard">
      <style:paragraph-properties style:line-height-at-least="0.198in" fo:text-align="start" style:justify-single-word="false"/>
      <style:text-properties fo:color="#000000" loext:opacity="100%" style:font-name="Liberation Sans" fo:font-size="12pt" fo:language="cs" fo:country="CZ" fo:font-weight="normal" fo:background-color="#ffffff" style:font-size-asian="12pt" style:font-size-complex="12pt"/>
    </style:style>
    <style:style style:name="P13" style:family="paragraph" style:parent-style-name="Text_20_body">
      <style:text-properties fo:color="#000000" loext:opacity="100%" style:font-name="Liberation Sans" fo:font-size="12pt" fo:language="cs" fo:country="CZ" fo:font-weight="bold" officeooo:rsid="001053a1" officeooo:paragraph-rsid="001053a1" style:font-size-asian="12pt" style:font-weight-asian="bold" style:font-size-complex="12pt" style:font-weight-complex="bold"/>
    </style:style>
    <style:style style:name="P14" style:family="paragraph" style:parent-style-name="Text_20_body">
      <style:text-properties fo:color="#000000" loext:opacity="100%" style:font-name="Liberation Sans" fo:font-size="12pt" fo:font-weight="bold" officeooo:paragraph-rsid="001053a1"/>
    </style:style>
    <style:style style:name="P15" style:family="paragraph" style:parent-style-name="Text_20_body">
      <style:text-properties fo:color="#000000" loext:opacity="100%" style:font-name="Liberation Sans" fo:font-size="12pt" fo:font-weight="bold" officeooo:rsid="00199242" officeooo:paragraph-rsid="00199242"/>
    </style:style>
    <style:style style:name="P16" style:family="paragraph" style:parent-style-name="Text_20_body">
      <style:text-properties fo:language="cs" fo:country="CZ" officeooo:paragraph-rsid="000858f8"/>
    </style:style>
    <style:style style:name="P17" style:family="paragraph" style:parent-style-name="Text_20_body">
      <style:text-properties fo:language="cs" fo:country="CZ" fo:font-weight="bold" officeooo:rsid="000dfb01" officeooo:paragraph-rsid="000dfb01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language="cs" fo:country="CZ" fo:font-weight="bold" officeooo:paragraph-rsid="000dfb01"/>
    </style:style>
    <style:style style:name="T1" style:family="text">
      <style:text-properties style:font-name="Liberation Sans" fo:font-size="12pt" fo:font-weight="bold" officeooo:rsid="000858f8" style:font-size-asian="12pt" style:font-weight-asian="bold" style:font-size-complex="12pt" style:font-weight-complex="bold"/>
    </style:style>
    <style:style style:name="T2" style:family="text">
      <style:text-properties style:font-name="Liberation Sans" fo:font-size="12pt" officeooo:rsid="000858f8" style:font-size-asian="12pt" style:font-size-complex="12pt"/>
    </style:style>
    <style:style style:name="T3" style:family="text">
      <style:text-properties fo:color="#ffffff" loext:opacity="100%" officeooo:rsid="0006a0ac" fo:background-color="#ffffff" loext:char-shading-value="0"/>
    </style:style>
    <style:style style:name="T4" style:family="text">
      <style:text-properties fo:color="#000000" loext:opacity="100%" style:font-name="Liberation Sans" fo:font-size="12pt" fo:font-weight="normal" style:font-size-asian="12pt" style:font-size-complex="12pt"/>
    </style:style>
    <style:style style:name="T5" style:family="text">
      <style:text-properties fo:color="#000000" loext:opacity="100%" style:font-name="Liberation Sans" fo:font-size="12pt" fo:font-weight="normal" officeooo:rsid="000b71a2" style:font-size-asian="12pt" style:font-size-complex="12pt"/>
    </style:style>
    <style:style style:name="T6" style:family="text">
      <style:text-properties fo:color="#000000" loext:opacity="100%" style:font-name="Liberation Sans" fo:font-size="12pt" fo:font-weight="normal" officeooo:rsid="000c1d09" style:font-size-asian="12pt" style:font-size-complex="12pt"/>
    </style:style>
    <style:style style:name="T7" style:family="text">
      <style:text-properties fo:color="#000000" loext:opacity="100%" style:font-name="Liberation Sans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loext:opacity="100%" style:font-name="Liberation Sans" fo:font-size="12pt" style:font-size-asian="12pt" style:font-size-complex="12pt"/>
    </style:style>
    <style:style style:name="T9" style:family="text">
      <style:text-properties fo:color="#000000" loext:opacity="100%" style:font-name="Liberation Sans" fo:font-size="12pt" officeooo:rsid="000c1d09" style:font-size-asian="12pt" style:font-weight-asian="bold" style:font-size-complex="12pt" style:font-weight-complex="bold"/>
    </style:style>
    <style:style style:name="T10" style:family="text">
      <style:text-properties fo:color="#000000" loext:opacity="100%" style:font-name="Liberation Sans" fo:font-size="12pt" officeooo:rsid="000dfb01" style:font-size-asian="12pt" style:font-weight-asian="bold" style:font-size-complex="12pt" style:font-weight-complex="bold"/>
    </style:style>
    <style:style style:name="T11" style:family="text">
      <style:text-properties fo:color="#000000" loext:opacity="100%" style:font-name="Liberation Sans" fo:font-size="12pt" officeooo:rsid="000dfb01" fo:background-color="#ffffff" loext:char-shading-value="0" style:font-size-asian="12pt" style:font-weight-asian="bold" style:font-size-complex="12pt" style:font-weight-complex="bold"/>
    </style:style>
    <style:style style:name="T12" style:family="text">
      <style:text-properties fo:color="#000000" loext:opacity="100%" fo:font-weight="normal" fo:background-color="#ffffff" loext:char-shading-value="0"/>
    </style:style>
    <style:style style:name="T13" style:family="text">
      <style:text-properties fo:color="#000000" loext:opacity="100%" style:font-name="Liberation Sans" fo:font-size="12pt" fo:font-weight="normal" fo:background-color="#ffffff" loext:char-shading-value="0" style:font-size-asian="12pt" style:font-size-complex="12pt"/>
    </style:style>
    <style:style style:name="T14" style:family="text">
      <style:text-properties fo:color="#000000" loext:opacity="100%" style:font-name="Liberation Sans" fo:font-size="12pt" fo:language="cs" fo:country="CZ" fo:background-color="#ffffff" loext:char-shading-value="0" style:font-size-asian="12pt" style:font-size-complex="12pt"/>
    </style:style>
    <style:style style:name="T15" style:family="text">
      <style:text-properties fo:color="#000000" loext:opacity="100%" style:font-name="Liberation Sans" fo:font-size="12pt" fo:language="cs" fo:country="CZ" fo:font-weight="normal" fo:background-color="#ffffff" loext:char-shading-value="0" style:font-size-asian="12pt" style:font-size-complex="12pt"/>
    </style:style>
    <style:style style:name="T16" style:family="text">
      <style:text-properties officeooo:rsid="0006a0ac" fo:background-color="#ffffff" loext:char-shading-value="0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6a0ac" fo:background-color="#ffffff" loext:char-shading-value="0" style:font-weight-asian="bold" style:font-weight-complex="bold"/>
    </style:style>
    <style:style style:name="T19" style:family="text">
      <style:text-properties fo:language="cs" fo:country="CZ" fo:font-weight="normal" officeooo:rsid="0018ffd5" style:font-size-asian="12pt" style:font-weight-asian="normal" style:font-size-complex="12pt" style:font-weight-complex="normal"/>
    </style:style>
    <style:style style:name="T20" style:family="text">
      <style:text-properties fo:language="cs" fo:country="CZ" officeooo:rsid="001053a1" style:font-size-asian="12pt" style:font-weight-asian="bold" style:font-size-complex="12pt" style:font-weight-complex="bold"/>
    </style:style>
    <style:style style:name="T21" style:family="text">
      <style:text-properties fo:language="cs" fo:country="CZ" officeooo:rsid="001e0e4b"/>
    </style:style>
    <style:style style:name="T22" style:family="text">
      <style:text-properties fo:font-weight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8ffd5" style:font-weight-asian="normal" style:font-weight-complex="normal"/>
    </style:style>
    <style:style style:name="T25" style:family="text">
      <style:text-properties fo:font-weight="normal" officeooo:rsid="001f9d60" style:font-weight-asian="normal" style:font-weight-complex="normal"/>
    </style:style>
    <style:style style:name="T26" style:family="text">
      <style:text-properties fo:font-weight="normal" officeooo:rsid="00221d80" style:font-weight-asian="normal" style:font-weight-complex="normal"/>
    </style:style>
    <style:style style:name="T27" style:family="text">
      <style:text-properties fo:font-weight="normal" officeooo:rsid="002372c2" style:font-weight-asian="normal" style:font-weight-complex="normal"/>
    </style:style>
    <style:style style:name="T28" style:family="text">
      <style:text-properties fo:font-weight="normal" officeooo:rsid="002488f0" style:font-weight-asian="normal" style:font-weight-complex="normal"/>
    </style:style>
    <style:style style:name="T29" style:family="text">
      <style:text-properties style:font-name="Liberation Sans" fo:font-weight="normal" officeooo:rsid="0018ffd5" fo:background-color="#ffffff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Liberation Sans" fo:font-weight="normal" fo:background-color="#ffffff" loext:char-shading-value="0" style:font-size-asian="12pt" style:font-size-complex="12pt"/>
    </style:style>
    <style:style style:name="T31" style:family="text">
      <style:text-properties style:font-name="Liberation Sans" officeooo:rsid="0018ffd5" fo:background-color="#ffffff" loext:char-shading-value="0" style:font-size-asian="12pt" style:font-weight-asian="bold" style:font-size-complex="12pt" style:font-weight-complex="bold"/>
    </style:style>
    <style:style style:name="T32" style:family="text">
      <style:text-properties style:font-name="Liberation Sans" fo:language="cs" fo:country="CZ" fo:font-weight="normal" officeooo:rsid="00199242" fo:background-color="#ffffff" loext:char-shading-value="0" style:font-size-asian="12pt" style:font-weight-asian="normal" style:font-size-complex="12pt" style:font-weight-complex="normal"/>
    </style:style>
    <style:style style:name="T33" style:family="text">
      <style:text-properties style:font-name="Liberation Sans" fo:language="cs" fo:country="CZ" fo:font-weight="normal" fo:background-color="#ffffff" loext:char-shading-value="0" style:font-size-asian="12pt" style:font-weight-asian="normal" style:font-size-complex="12pt" style:font-weight-complex="normal"/>
    </style:style>
    <style:style style:name="T34" style:family="text">
      <style:text-properties style:font-name="Liberation Sans" fo:language="cs" fo:country="CZ" fo:font-weight="normal" officeooo:rsid="001cfd57" fo:background-color="#ffffff" loext:char-shading-value="0" style:font-size-asian="12pt" style:font-size-complex="12pt"/>
    </style:style>
    <style:style style:name="T35" style:family="text">
      <style:text-properties officeooo:rsid="0018ffd5"/>
    </style:style>
    <style:style style:name="T36" style:family="text">
      <style:text-properties officeooo:rsid="001f9d60"/>
    </style:style>
    <style:style style:name="T37" style:family="text">
      <style:text-properties fo:language="en" fo:country="US" officeooo:rsid="001f9d60"/>
    </style:style>
    <style:style style:name="T38" style:family="text">
      <style:text-properties fo:language="en" fo:country="US" fo:font-weight="normal" officeooo:rsid="001f9d60" style:font-weight-asian="normal" style:font-weight-complex="normal"/>
    </style:style>
    <style:style style:name="T39" style:family="text">
      <style:text-properties fo:language="en" fo:country="US" fo:font-weight="normal" officeooo:rsid="00221d80" style:font-weight-asian="normal" style:font-weight-complex="normal"/>
    </style:style>
    <style:style style:name="T40" style:family="text">
      <style:text-properties fo:language="en" fo:country="US" fo:font-weight="normal" officeooo:rsid="002488f0" style:font-weight-asian="normal" style:font-weight-complex="normal"/>
    </style:style>
    <style:style style:name="T41" style:family="text">
      <style:text-properties officeooo:rsid="002372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lava XXII<text:tab/><text:tab/></text:p>
      <text:h text:style-name="P8" text:outline-level="2">Joseph Heller</text:h>
      <text:h text:style-name="P7" text:outline-level="2"><text:tab/></text:h>
      <text:p text:style-name="P3"><text:span text:style-name="T17">Forma</text:span>: próza</text:p>
      <text:p text:style-name="P4"><text:span text:style-name="T17">Druh</text:span>: epika</text:p>
      <text:p text:style-name="P4"><text:span text:style-name="T17">Žánr</text:span>: román</text:p>
      <text:p text:style-name="P5"><text:span text:style-name="T18">Doba a místo</text:span><text:span text:style-name="T16">:</text:span><text:span text:style-name="T3"> </text:span><text:span text:style-name="T12">období 2.světové války </text:span>ostrov Pianolave Středozemním moři </text:p>
      <text:p text:style-name="P6"><text:span text:style-name="T17">Téma</text:span>: americký protiválečný román se společensko – kritickými prvky</text:p>
      <text:p text:style-name="P16"><text:span text:style-name="T1">Kompozice:</text:span><text:span text:style-name="T2"> Líčení mnoha absurdních situací.Kapitoly spojuje hlavní postava Yossarian.Složitá struktura časové roviny, díky kapitolám zaměřeným vždy na novou postavu, podle které se i danná kapitola jmenuje.</text:span></text:p>
      <text:p text:style-name="P16"><text:span text:style-name="T7">Jazyk a Vypravěč</text:span><text:span text:style-name="T4">: </text:span><text:span text:style-name="T5">Líčení postav v neskrývanné ironii a satiře.</text:span><text:span text:style-name="T6">Tenká hranice mezi morbiditou a naprostou vážností</text:span></text:p>
      <text:p text:style-name="P18"><text:span text:style-name="T9">D</text:span><text:span text:style-name="T10">ěj:</text:span><text:span text:style-name="T11"> </text:span><text:span text:style-name="T13">Yossarian slouží u vojenské letky ve Středozemním moři. Povinný počet</text:span></text:p>
      <text:p text:style-name="P9"><text:span text:style-name="T14"> </text:span><text:span text:style-name="T15">letů se stále zvyšuje, kamarádi umírají jeden za druhým a jemu je </text:span></text:p>
      <text:p text:style-name="P12">jasné, že jedinou šancí na únik před smrtí je útěk. Dezertuje a odchází </text:p>
      <text:p text:style-name="P12">za vidinou švédských blonďatých krásek, které metaforicky zosobňují vše,</text:p>
      <text:p text:style-name="P11"> <text:span text:style-name="T22">co je vojáku ve válečných podmínkách nedosažitelné. Válečný svět je </text:span></text:p>
      <text:p text:style-name="P12">představen jako absurdní scéna zaplněná bezbranými individui, která se </text:p>
      <text:p text:style-name="P12">snaží najít důstojný způsob, jak přežít její nepochopitelné zákonitosti.</text:p>
      <text:p text:style-name="P11"> <text:span text:style-name="T22">Ty zastupuje především nesmyslná Hlava XXII, vojenský zákon umožňující </text:span></text:p>
      <text:p text:style-name="P12">uvolnit vojáka ze služby z&amp;nbsp;důvodu psychické poruchy. Zároveň se </text:p>
      <text:p text:style-name="P12">něm praví, že pokud si dotyčný svou chorobu uvědomuje, je to </text:p>
      <text:p text:style-name="P12">důkaz, že ničím netrpí a je zcela zdráv. Absurdnost paragrafu staví </text:p>
      <text:p text:style-name="P12">proti sobě vojáka a jeho nadřízenou instituci, zobrazující </text:p>
      <text:p text:style-name="P12">přeneseném pojetí model světa a bezmocnost individua něm. </text:p>
      <text:p text:style-name="P12">Člověk se přestává bludišti restrikcí orientovat a také na to </text:p>
      <text:p text:style-name="P12">záměrně rezignuje. Román vrcholí Yossarianovou poutí zničeným a na </text:p>
      <text:p text:style-name="P12">kolena poraženým Římem, při níž si uvědomuje devastační dopad války na </text:p>
      <text:p text:style-name="P12">lidské hodnoty a individualitu vůbec a uzavírá sám pro sebe mír jako </text:p>
      <text:p text:style-name="P12">formu protestu.</text:p>
      <text:p text:style-name="P17"><text:span text:style-name="T8"/></text:p>
      <text:p text:style-name="P13">Postavy:</text:p>
      <text:p text:style-name="P13"><text:tab/><text:span text:style-name="T35">Yossarian: </text:span><text:span text:style-name="T24"><text:s/>hlavní postava, která je provázena všemi kapitolami.Trochu blázen, trochu klaun.Vlivem válečné mašinérie přichází o veškeré ideály</text:span></text:p>
      <text:p text:style-name="P14"><text:span text:style-name="T19"><text:tab/></text:span><text:span text:style-name="T31">Plukovník Cathcart </text:span><text:span text:style-name="T29"><text:s/></text:span><text:span text:style-name="T32">nekompromisní velitel letky, který stále zvyšuje počet povinných letů k opuštění armády, a tím dovádí Yossariana a další vojáky k šílenství.</text:span></text:p>
      <text:p text:style-name="P15"><text:span text:style-name="T32">D</text:span><text:span text:style-name="T33">alší vojáci – jejich jména uvozují vždy název kapitoly na ně zaměřené</text:span></text:p>
      <text:p text:style-name="P13"><text:soft-page-break/><text:span text:style-name="T24"/></text:p>
      <text:p text:style-name="P13">Joseph Heller: </text:p>
      <text:p text:style-name="P14"><text:span text:style-name="T20"><text:tab/></text:span><text:span text:style-name="T30">americký spisovatel, kritický proud americké literatury</text:span></text:p>
      <text:p text:style-name="P14"><text:span text:style-name="T20"><text:tab/></text:span><text:span text:style-name="T30">rodiče byli židovští přistěhovalci </text:span><text:span text:style-name="T34">z </text:span><text:span text:style-name="T30">Ruska</text:span></text:p>
      <text:p text:style-name="P10"><text:tab/>Columbijská univerzita, New York a Oxford, Anglie</text:p>
      <text:p text:style-name="P10"><text:tab/>práce <text:span text:style-name="T21">v </text:span>reklamních agenturách</text:p>
      <text:p text:style-name="P13"/>
      <text:p text:style-name="P13">Díla:<text:tab/><text:span text:style-name="T25">Hlava XXII </text:span><text:span text:style-name="T38">(1961)</text:span></text:p>
      <text:p text:style-name="P13"><text:span text:style-name="T37"><text:tab/></text:span><text:span text:style-name="T25">Něco se stalo: </text:span><text:span text:style-name="T38">(1974)</text:span></text:p>
      <text:p text:style-name="P13"><text:span text:style-name="T38"><text:tab/></text:span><text:span text:style-name="T39">Gold za všechny</text:span><text:span text:style-name="T26"> peníze </text:span><text:span text:style-name="T39">(1979)</text:span></text:p>
      <text:p text:style-name="P13">Literárněhistorický kontext: <text:span text:style-name="T28">2. polovina </text:span><text:span text:style-name="T40">20. </text:span><text:span text:style-name="T28">století, USA</text:span></text:p>
      <text:p text:style-name="P1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12-27T19:35:29.733000000</dc:date>
    <meta:editing-duration>PT45M58S</meta:editing-duration>
    <meta:editing-cycles>28</meta:editing-cycles>
    <meta:document-statistic meta:table-count="0" meta:image-count="0" meta:object-count="0" meta:page-count="2" meta:paragraph-count="41" meta:word-count="340" meta:character-count="2393" meta:non-whitespace-character-count="2059"/>
  </office:meta>
</office:document-meta>
</file>